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3cm" fo:min-width="0.23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7.657cm" fo:min-width="10.422cm"/>
    </style:style>
    <style:style style:name="gr4" style:family="graphic" style:parent-style-name="standard">
      <style:graphic-properties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2.147cm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2.146cm"/>
    </style:style>
    <style:style style:name="gr7" style:family="graphic" style:parent-style-name="standard">
      <style:graphic-properties draw:textarea-horizontal-align="justify" draw:textarea-vertical-align="middle" draw:auto-grow-height="false" fo:min-height="0.84cm" fo:min-width="2.1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1.815cm" fo:min-width="5.088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1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textarea-horizontal-align="justify" draw:textarea-vertical-align="middle" draw:auto-grow-height="false" fo:min-height="0.438cm" fo:min-width="1.966cm"/>
    </style:style>
    <style:style style:name="gr13" style:family="graphic" style:parent-style-name="standard">
      <style:graphic-properties draw:textarea-horizontal-align="justify" draw:textarea-vertical-align="middle" draw:auto-grow-height="false" fo:min-height="0.553cm" fo:min-width="2.589cm"/>
    </style:style>
    <style:style style:name="gr14" style:family="graphic" style:parent-style-name="standard">
      <style:graphic-properties draw:textarea-horizontal-align="justify" draw:textarea-vertical-align="middle" draw:auto-grow-height="false" fo:min-height="0.553cm" fo:min-width="2.208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438cm" fo:min-width="2.22cm"/>
    </style:style>
    <style:style style:name="gr17" style:family="graphic" style:parent-style-name="standard">
      <style:graphic-properties draw:textarea-horizontal-align="justify" draw:textarea-vertical-align="middle" draw:auto-grow-height="false" fo:min-height="0.438cm" fo:min-width="2.347cm"/>
    </style:style>
    <style:style style:name="gr18" style:family="graphic" style:parent-style-name="standard">
      <style:graphic-properties draw:textarea-horizontal-align="justify" draw:textarea-vertical-align="middle" draw:auto-grow-height="false" fo:min-height="1.584cm" fo:min-width="2.731cm"/>
    </style:style>
    <style:style style:name="gr19" style:family="graphic" style:parent-style-name="standard">
      <style:graphic-properties draw:textarea-horizontal-align="justify" draw:textarea-vertical-align="middle" draw:auto-grow-height="false" fo:min-height="0.783cm" fo:min-width="2.565cm"/>
    </style:style>
    <style:style style:name="gr20" style:family="graphic" style:parent-style-name="standard">
      <style:graphic-properties draw:textarea-horizontal-align="justify" draw:textarea-vertical-align="middle" draw:auto-grow-height="false" fo:min-height="0.648cm" fo:min-width="0.489cm"/>
    </style:style>
    <style:style style:name="gr21" style:family="graphic" style:parent-style-name="standard">
      <style:graphic-properties draw:textarea-horizontal-align="justify" draw:textarea-vertical-align="middle" draw:auto-grow-height="false" fo:min-height="0.329cm" fo:min-width="0.089cm"/>
    </style:style>
    <style:style style:name="gr22" style:family="graphic" style:parent-style-name="standard">
      <style:graphic-properties draw:textarea-horizontal-align="justify" draw:textarea-vertical-align="middle" draw:auto-grow-height="false" fo:min-height="0.385cm" fo:min-width="1.659cm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3.691cm"/>
    </style:style>
    <style:style style:name="gr24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131cm" fo:min-width="3.056cm"/>
    </style:style>
    <style:style style:name="gr26" style:family="graphic" style:parent-style-name="standard">
      <style:graphic-properties draw:textarea-horizontal-align="justify" draw:textarea-vertical-align="middle" draw:auto-grow-height="false" fo:min-height="1.02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131cm" fo:min-width="2.675cm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131cm" fo:min-width="4.072cm"/>
    </style:style>
    <style:style style:name="gr30" style:family="graphic" style:parent-style-name="standard">
      <style:graphic-properties draw:textarea-horizontal-align="justify" draw:textarea-vertical-align="middle" draw:auto-grow-height="false" fo:min-height="1.528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0.258cm" fo:min-width="2.548cm"/>
    </style:style>
    <style:style style:name="gr32" style:family="graphic" style:parent-style-name="standard">
      <style:graphic-properties draw:textarea-horizontal-align="justify" draw:textarea-vertical-align="middle" draw:auto-grow-height="false" fo:min-height="1.401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.131cm" fo:min-width="1.786cm"/>
    </style:style>
    <style:style style:name="gr34" style:family="graphic" style:parent-style-name="standard">
      <style:graphic-properties draw:textarea-horizontal-align="justify" draw:textarea-vertical-align="middle" draw:auto-grow-height="false" fo:min-height="0.131cm" fo:min-width="3.564cm"/>
    </style:style>
    <style:style style:name="gr35" style:family="graphic" style:parent-style-name="standard">
      <style:graphic-properties draw:textarea-horizontal-align="justify" draw:textarea-vertical-align="middle" draw:auto-grow-height="false" fo:min-height="4.576cm" fo:min-width="3.945cm"/>
    </style:style>
    <style:style style:name="gr36" style:family="graphic" style:parent-style-name="standard">
      <style:graphic-properties draw:textarea-horizontal-align="justify" draw:textarea-vertical-align="middle" draw:auto-grow-height="false" fo:min-height="0.893cm" fo:min-width="3.945cm"/>
    </style:style>
    <style:style style:name="gr37" style:family="graphic" style:parent-style-name="standard">
      <style:graphic-properties draw:textarea-horizontal-align="justify" draw:textarea-vertical-align="middle" draw:auto-grow-height="false" fo:min-height="0.893cm" fo:min-width="3.9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39cm" svg:height="1.035cm" svg:x="2.22cm" svg:y="11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143cm" svg:y1="13.185cm" svg:x2="3.413cm" svg:y2="13.185cm">
          <text:p/>
        </draw:line>
        <draw:line draw:style-name="gr2" draw:text-style-name="P2" draw:layer="layout" svg:x1="2.72cm" svg:y1="12.955cm" svg:x2="2.72cm" svg:y2="13.875cm">
          <text:p/>
        </draw:line>
        <draw:line draw:style-name="gr2" draw:text-style-name="P2" draw:layer="layout" svg:x1="2.72cm" svg:y1="13.875cm" svg:x2="3.066cm" svg:y2="14.335cm">
          <text:p/>
        </draw:line>
        <draw:line draw:style-name="gr2" draw:text-style-name="P2" draw:layer="layout" svg:x1="2.72cm" svg:y1="13.875cm" svg:x2="2.374cm" svg:y2="14.335cm">
          <text:p/>
        </draw:line>
        <draw:custom-shape draw:style-name="gr3" draw:text-style-name="P1" draw:layer="layout" svg:width="10.922cm" svg:height="17.907cm" svg:x="6.842cm" svg:y="2.524cm">
          <text:p/>
          <draw:enhanced-geometry svg:viewBox="0 0 21600 21600" draw:type="rectangle" draw:enhanced-path="M 0 0 L 21600 0 21600 21600 0 21600 0 0 Z N"/>
        </draw:custom-shape>
        <draw:custom-shape draw:style-name="gr4" draw:layer="layout" svg:width="2.062cm" svg:height="0.912cm" svg:x="10.987cm" svg:y="18.272cm">
          <text:p>kelu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741cm" svg:height="1.554cm" svg:x="10.271cm" svg:y="6.461cm">
          <text:p text:style-name="P1">Menginput pemasukan</text:p>
          <text:p text:style-name="P1">dan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74cm" svg:height="1.554cm" svg:x="10.087cm" svg:y="8.717cm">
          <text:p text:style-name="P1">Membuat laporan</text:p>
          <text:p text:style-name="P1">Pemasukan </text:p>
          <text:p text:style-name="P1">Dan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741cm" svg:height="1.554cm" svg:x="10.271cm" svg:y="11.033cm">
          <text:p text:style-name="P1">Menghitung jumlah</text:p>
          <text:p text:style-name="P1">Dana yang</text:p>
          <text:p text:style-name="P1">terkump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74cm" svg:height="1.54cm" svg:x="10.271cm" svg:y="13.176cm">
          <text:p text:style-name="P1">Pengeluaran Dan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741cm" svg:height="1.554cm" svg:x="10.271cm" svg:y="15.732cm">
          <text:p text:style-name="P1">Laporan Pengeluaran </text:p>
          <text:p text:style-name="P1">Dan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layer="layout" svg:width="1.751cm" svg:height="0.912cm" svg:x="11.241cm" svg:y="4.399cm">
          <text:p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3.921cm" svg:y1="11.795cm" svg:x2="10.906cm" svg:y2="5.064cm">
          <text:p/>
        </draw:line>
        <draw:line draw:style-name="gr8" draw:text-style-name="P2" draw:layer="layout" svg:x1="4.048cm" svg:y1="12.049cm" svg:x2="10.017cm" svg:y2="7.604cm">
          <text:p/>
        </draw:line>
        <draw:line draw:style-name="gr8" draw:text-style-name="P2" draw:layer="layout" svg:x1="4.175cm" svg:y1="12.049cm" svg:x2="9.89cm" svg:y2="9.636cm">
          <text:p/>
        </draw:line>
        <draw:line draw:style-name="gr8" draw:text-style-name="P2" draw:layer="layout" svg:x1="4.175cm" svg:y1="12.049cm" svg:x2="9.89cm" svg:y2="11.922cm">
          <text:p/>
        </draw:line>
        <draw:line draw:style-name="gr8" draw:text-style-name="P2" draw:layer="layout" svg:x1="4.175cm" svg:y1="12.176cm" svg:x2="10.017cm" svg:y2="14.208cm">
          <text:p/>
        </draw:line>
        <draw:line draw:style-name="gr8" draw:text-style-name="P2" draw:layer="layout" svg:x1="4.048cm" svg:y1="12.303cm" svg:x2="10.144cm" svg:y2="16.621cm">
          <text:p/>
        </draw:line>
        <draw:line draw:style-name="gr8" draw:text-style-name="P2" draw:layer="layout" svg:x1="4.048cm" svg:y1="12.557cm" svg:x2="10.779cm" svg:y2="18.653cm">
          <text:p/>
        </draw:line>
      </draw:page>
      <draw:page draw:name="page2" draw:style-name="dp1" draw:master-page-name="Default">
        <draw:custom-shape draw:style-name="gr9" draw:text-style-name="P1" draw:layer="layout" svg:width="5.588cm" svg:height="12.065cm" svg:x="8.62cm" svg:y="6.8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2.065cm" svg:x="3.032cm" svg:y="6.8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2.065cm" svg:x="14.22cm" svg:y="6.84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032cm" svg:y1="7.858cm" svg:x2="20cm" svg:y2="7.858cm">
          <text:p/>
        </draw:line>
        <draw:custom-shape draw:style-name="gr10" draw:text-style-name="P1" draw:layer="layout" svg:width="5.588cm" svg:height="1.016cm" svg:x="3.032cm" svg:y="6.842cm">
          <text:p text:style-name="P1">akto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88cm" svg:height="1.016cm" svg:x="8.62cm" svg:y="6.842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88cm" svg:height="1.016cm" svg:x="14.208cm" svg:y="6.869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16cm" svg:height="1.016cm" svg:x="5.191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54cm" svg:height="0.762cm" svg:x="4.556cm" svg:y="10.271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" draw:id="id1" draw:layer="layout" svg:width="3.175cm" svg:height="0.889cm" svg:x="9.763cm" svg:y="10.271cm">
          <text:p text:style-name="P1">Form uta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726cm" svg:y1="9.763cm" svg:x2="5.726cm" svg:y2="10.271cm">
          <text:p/>
        </draw:line>
        <draw:line draw:style-name="gr8" draw:text-style-name="P2" draw:layer="layout" svg:x1="7.223cm" svg:y1="10.652cm" svg:x2="9.636cm" svg:y2="10.652cm">
          <text:p/>
        </draw:line>
        <draw:custom-shape draw:style-name="gr14" draw:text-style-name="P1" xml:id="id2" draw:id="id2" draw:layer="layout" svg:width="2.794cm" svg:height="0.889cm" svg:x="4.429cm" svg:y="11.541cm">
          <text:p text:style-name="P1">Pilih pemasukan </text:p>
          <text:p text:style-name="P1">d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1.35cm" svg:y1="11.16cm" svg:x2="7.223cm" svg:y2="11.985cm" draw:start-shape="id1" draw:start-glue-point="2" draw:end-shape="id2" draw:end-glue-point="1" svg:d="M11350 11160v825h-4127" svg:viewBox="0 0 4128 826">
          <text:p/>
        </draw:connector>
        <draw:custom-shape draw:style-name="gr16" draw:text-style-name="P1" xml:id="id3" draw:id="id3" draw:layer="layout" svg:width="2.794cm" svg:height="0.762cm" svg:x="4.429cm" svg:y="13.192cm">
          <text:p text:style-name="P1">Input pemasukan</text:p>
          <text:p text:style-name="P1">d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826cm" svg:y1="12.43cm" svg:x2="5.826cm" svg:y2="13.192cm" draw:start-shape="id2" draw:start-glue-point="2" draw:end-shape="id3" draw:end-glue-point="0" svg:d="M5826 12430v762" svg:viewBox="0 0 1 763">
          <text:p/>
        </draw:connector>
        <draw:custom-shape draw:style-name="gr17" draw:text-style-name="P1" xml:id="id4" draw:id="id4" draw:layer="layout" svg:width="2.921cm" svg:height="0.762cm" svg:x="9.89cm" svg:y="13.219cm">
          <text:p text:style-name="P1">Menyimpan </text:p>
          <text:p text:style-name="P1">input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5" draw:id="id5" draw:layer="layout" svg:width="3.429cm" svg:height="2.032cm" svg:x="15.351cm" svg:y="12.049cm">
          <text:p text:style-name="P1">Update data</text:p>
          <text:p text:style-name="P1">Atau</text:p>
          <text:p text:style-name="P1">Dana Bertamba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6" draw:id="id6" draw:layer="layout" svg:width="3.175cm" svg:height="1.143cm" svg:x="9.89cm" svg:y="14.97cm">
          <text:p text:style-name="P1">Cetak</text:p>
          <text:p text:style-name="P1">Lapor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7" draw:id="id7" draw:layer="layout" svg:width="1.397cm" svg:height="1.27cm" svg:x="10.906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svg:x1="7.223cm" svg:y1="13.573cm" svg:x2="9.89cm" svg:y2="13.6cm" draw:start-shape="id3" draw:start-glue-point="1" draw:end-shape="id4" draw:end-glue-point="3" svg:d="M7223 13573h1334v27h1333" svg:viewBox="0 0 2668 28">
          <text:p/>
        </draw:connector>
        <draw:connector draw:style-name="gr15" draw:text-style-name="P1" draw:layer="layout" svg:x1="12.811cm" svg:y1="13.6cm" svg:x2="15.351cm" svg:y2="13.065cm" draw:start-shape="id4" draw:start-glue-point="1" draw:end-shape="id5" svg:d="M12811 13600h1270v-535h1270" svg:viewBox="0 0 2541 536">
          <text:p/>
        </draw:connector>
        <draw:connector draw:style-name="gr15" draw:text-style-name="P1" draw:layer="layout" svg:x1="17.065cm" svg:y1="14.081cm" svg:x2="13.065cm" svg:y2="15.541cm" draw:start-shape="id5" draw:start-glue-point="2" draw:end-shape="id6" svg:d="M17065 14081v1460h-4000" svg:viewBox="0 0 4001 1461">
          <text:p/>
        </draw:connector>
        <draw:connector draw:style-name="gr15" draw:text-style-name="P1" draw:layer="layout" svg:x1="11.477cm" svg:y1="16.113cm" svg:x2="11.605cm" svg:y2="16.875cm" draw:start-shape="id6" draw:start-glue-point="2" draw:end-shape="id7" draw:end-glue-point="4" svg:d="M11477 16113v381h128v381" svg:viewBox="0 0 129 763">
          <text:p/>
        </draw:connector>
      </draw:page>
      <draw:page draw:name="page3" draw:style-name="dp1" draw:master-page-name="Default">
        <draw:custom-shape draw:style-name="gr9" draw:text-style-name="P1" draw:layer="layout" svg:width="5.588cm" svg:height="12.065cm" svg:x="8.62cm" svg:y="6.8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2.065cm" svg:x="3.032cm" svg:y="6.8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2.065cm" svg:x="14.22cm" svg:y="6.84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032cm" svg:y1="7.858cm" svg:x2="20cm" svg:y2="7.858cm">
          <text:p/>
        </draw:line>
        <draw:custom-shape draw:style-name="gr10" draw:text-style-name="P1" draw:layer="layout" svg:width="5.588cm" svg:height="1.016cm" svg:x="3.032cm" svg:y="6.842cm">
          <text:p text:style-name="P1">akto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88cm" svg:height="1.016cm" svg:x="8.62cm" svg:y="6.842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88cm" svg:height="1.016cm" svg:x="14.208cm" svg:y="6.869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16cm" svg:height="1.016cm" svg:x="5.191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54cm" svg:height="0.762cm" svg:x="4.556cm" svg:y="10.271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8" draw:id="id8" draw:layer="layout" svg:width="3.175cm" svg:height="0.889cm" svg:x="9.763cm" svg:y="10.271cm">
          <text:p text:style-name="P1">Form uta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726cm" svg:y1="9.763cm" svg:x2="5.726cm" svg:y2="10.271cm">
          <text:p/>
        </draw:line>
        <draw:line draw:style-name="gr8" draw:text-style-name="P2" draw:layer="layout" svg:x1="7.223cm" svg:y1="10.652cm" svg:x2="9.636cm" svg:y2="10.652cm">
          <text:p/>
        </draw:line>
        <draw:custom-shape draw:style-name="gr14" draw:text-style-name="P1" xml:id="id9" draw:id="id9" draw:layer="layout" svg:width="2.794cm" svg:height="0.889cm" svg:x="4.429cm" svg:y="11.541cm">
          <text:p text:style-name="P1">Pilih Pengeluran </text:p>
          <text:p text:style-name="P1">D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1.35cm" svg:y1="11.16cm" svg:x2="7.223cm" svg:y2="11.985cm" draw:start-shape="id8" draw:start-glue-point="2" draw:end-shape="id9" draw:end-glue-point="1" svg:d="M11350 11160v825h-4127" svg:viewBox="0 0 4128 826">
          <text:p/>
        </draw:connector>
        <draw:custom-shape draw:style-name="gr16" draw:text-style-name="P1" xml:id="id10" draw:id="id10" draw:layer="layout" svg:width="2.794cm" svg:height="0.762cm" svg:x="4.429cm" svg:y="13.192cm">
          <text:p text:style-name="P1">Input Pengeluar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826cm" svg:y1="12.43cm" svg:x2="5.826cm" svg:y2="13.192cm" draw:start-shape="id9" draw:start-glue-point="2" draw:end-shape="id10" draw:end-glue-point="0" svg:d="M5826 12430v762" svg:viewBox="0 0 1 763">
          <text:p/>
        </draw:connector>
        <draw:custom-shape draw:style-name="gr17" draw:text-style-name="P1" xml:id="id11" draw:id="id11" draw:layer="layout" svg:width="2.921cm" svg:height="0.762cm" svg:x="9.89cm" svg:y="13.219cm">
          <text:p text:style-name="P1">Menyimpan </text:p>
          <text:p text:style-name="P1">Pengeluar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12" draw:id="id12" draw:layer="layout" svg:width="3.429cm" svg:height="2.032cm" svg:x="15.351cm" svg:y="12.049cm">
          <text:p text:style-name="P1">Update data</text:p>
          <text:p text:style-name="P1">Atau</text:p>
          <text:p text:style-name="P1">Dana Berkura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13" draw:id="id13" draw:layer="layout" svg:width="3.175cm" svg:height="1.143cm" svg:x="9.89cm" svg:y="14.97cm">
          <text:p text:style-name="P1">Cetak</text:p>
          <text:p text:style-name="P1">Lapor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14" draw:id="id14" draw:layer="layout" svg:width="1.397cm" svg:height="1.27cm" svg:x="10.906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svg:x1="7.223cm" svg:y1="13.573cm" svg:x2="9.89cm" svg:y2="13.6cm" draw:start-shape="id10" draw:start-glue-point="1" draw:end-shape="id11" draw:end-glue-point="3" svg:d="M7223 13573h1347v27h1320" svg:viewBox="0 0 2668 28">
          <text:p/>
        </draw:connector>
        <draw:connector draw:style-name="gr15" draw:text-style-name="P1" draw:layer="layout" svg:x1="12.811cm" svg:y1="13.6cm" svg:x2="15.351cm" svg:y2="13.065cm" draw:start-shape="id11" draw:start-glue-point="1" draw:end-shape="id12" svg:d="M12811 13600h1270v-535h1270" svg:viewBox="0 0 2541 536">
          <text:p/>
        </draw:connector>
        <draw:connector draw:style-name="gr15" draw:text-style-name="P1" draw:layer="layout" svg:x1="17.065cm" svg:y1="14.081cm" svg:x2="13.065cm" svg:y2="15.541cm" draw:start-shape="id12" draw:start-glue-point="2" draw:end-shape="id13" svg:d="M17065 14081v1460h-4000" svg:viewBox="0 0 4001 1461">
          <text:p/>
        </draw:connector>
        <draw:connector draw:style-name="gr15" draw:text-style-name="P1" draw:layer="layout" svg:x1="11.477cm" svg:y1="16.113cm" svg:x2="11.605cm" svg:y2="16.875cm" draw:start-shape="id13" draw:start-glue-point="2" draw:end-shape="id14" draw:end-glue-point="4" svg:d="M11477 16113v381h128v381" svg:viewBox="0 0 129 763">
          <text:p/>
        </draw:connector>
      </draw:page>
      <draw:page draw:name="page4" draw:style-name="dp1" draw:master-page-name="Default">
        <draw:custom-shape draw:style-name="gr21" draw:text-style-name="P1" draw:layer="layout" svg:width="0.831cm" svg:height="0.819cm" svg:x="1.95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889cm" svg:y1="5.957cm" svg:x2="2.905cm" svg:y2="5.957cm">
          <text:p/>
        </draw:line>
        <draw:line draw:style-name="gr2" draw:text-style-name="P2" draw:layer="layout" svg:x1="2.351cm" svg:y1="5.775cm" svg:x2="2.351cm" svg:y2="6.504cm">
          <text:p/>
        </draw:line>
        <draw:line draw:style-name="gr2" draw:text-style-name="P2" draw:layer="layout" svg:x1="2.351cm" svg:y1="6.504cm" svg:x2="2.628cm" svg:y2="6.868cm">
          <text:p/>
        </draw:line>
        <draw:line draw:style-name="gr2" draw:text-style-name="P2" draw:layer="layout" svg:x1="2.351cm" svg:y1="6.504cm" svg:x2="2.074cm" svg:y2="6.868cm">
          <text:p/>
        </draw:line>
        <draw:custom-shape draw:style-name="gr22" draw:text-style-name="P1" draw:layer="layout" svg:width="2.159cm" svg:height="0.635cm" svg:x="1.381cm" svg:y="6.969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191cm" svg:height="1.27cm" svg:x="7.731cm" svg:y="6.307cm">
          <text:p text:style-name="P1">Sistem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191cm" svg:height="1.27cm" svg:x="15.351cm" svg:y="6.334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43cm" svg:y1="7.985cm" svg:x2="2.143cm" svg:y2="19.415cm">
          <text:p/>
        </draw:line>
        <draw:line draw:style-name="gr2" draw:text-style-name="P3" draw:layer="layout" svg:x1="9.89cm" svg:y1="7.985cm" svg:x2="9.89cm" svg:y2="19.415cm">
          <text:p/>
        </draw:line>
        <draw:line draw:style-name="gr2" draw:text-style-name="P2" draw:layer="layout" svg:x1="17.51cm" svg:y1="7.985cm" svg:x2="17.51cm" svg:y2="19.415cm">
          <text:p/>
        </draw:line>
        <draw:custom-shape draw:style-name="gr24" draw:text-style-name="P1" draw:layer="layout" svg:width="0.254cm" svg:height="1.397cm" svg:x="2.016cm" svg:y="8.239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.524cm" svg:y1="9.636cm" svg:x2="9.255cm" svg:y2="9.636cm">
          <text:p/>
        </draw:line>
        <draw:custom-shape draw:style-name="gr25" draw:text-style-name="P1" draw:layer="layout" svg:width="3.556cm" svg:height="0.381cm" svg:x="3.921cm" svg:y="9.001cm">
          <text:p text:style-name="P1">Membuka aplikasi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254cm" svg:height="1.27cm" svg:x="9.763cm" svg:y="9.5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254cm" svg:height="1.397cm" svg:x="2.016cm" svg:y="10.779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001cm" svg:y1="10.779cm" svg:x2="2.651cm" svg:y2="10.779cm">
          <text:p/>
        </draw:line>
        <draw:custom-shape draw:style-name="gr27" draw:text-style-name="P1" draw:layer="layout" svg:width="3.175cm" svg:height="0.381cm" svg:x="4.175cm" svg:y="10.398cm">
          <text:p text:style-name="P1">Form input dana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381cm" svg:height="1.524cm" svg:x="17.256cm" svg:y="12.049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.651cm" svg:y1="12.176cm" svg:x2="16.748cm" svg:y2="12.303cm">
          <text:p/>
        </draw:line>
        <draw:custom-shape draw:style-name="gr29" draw:text-style-name="P1" draw:layer="layout" svg:width="4.572cm" svg:height="0.381cm" svg:x="4.175cm" svg:y="11.668cm">
          <text:p text:style-name="P1">Tambah Dana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1cm" svg:height="1.778cm" svg:x="9.763cm" svg:y="13.57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6.875cm" svg:y1="13.573cm" svg:x2="10.525cm" svg:y2="13.573cm">
          <text:p/>
        </draw:line>
        <draw:custom-shape draw:style-name="gr31" draw:text-style-name="P1" draw:layer="layout" svg:width="3.048cm" svg:height="0.508cm" svg:x="12.938cm" svg:y="13.065cm">
          <text:p text:style-name="P1">Dana bertambah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381cm" svg:height="1.651cm" svg:x="1.936cm" svg:y="15.298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636cm" svg:y1="15.224cm" svg:x2="2.651cm" svg:y2="15.351cm">
          <text:p/>
        </draw:line>
        <draw:custom-shape draw:style-name="gr33" draw:text-style-name="P1" draw:layer="layout" svg:width="2.286cm" svg:height="0.381cm" svg:x="4.937cm" svg:y="14.843cm">
          <text:p text:style-name="P1">laporan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1" draw:text-style-name="P1" draw:layer="layout" svg:width="0.831cm" svg:height="0.819cm" svg:x="1.95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889cm" svg:y1="5.957cm" svg:x2="2.905cm" svg:y2="5.957cm">
          <text:p/>
        </draw:line>
        <draw:line draw:style-name="gr2" draw:text-style-name="P2" draw:layer="layout" svg:x1="2.351cm" svg:y1="5.775cm" svg:x2="2.351cm" svg:y2="6.504cm">
          <text:p/>
        </draw:line>
        <draw:line draw:style-name="gr2" draw:text-style-name="P2" draw:layer="layout" svg:x1="2.351cm" svg:y1="6.504cm" svg:x2="2.628cm" svg:y2="6.868cm">
          <text:p/>
        </draw:line>
        <draw:line draw:style-name="gr2" draw:text-style-name="P2" draw:layer="layout" svg:x1="2.351cm" svg:y1="6.504cm" svg:x2="2.074cm" svg:y2="6.868cm">
          <text:p/>
        </draw:line>
        <draw:custom-shape draw:style-name="gr22" draw:text-style-name="P1" draw:layer="layout" svg:width="2.159cm" svg:height="0.635cm" svg:x="1.381cm" svg:y="6.969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191cm" svg:height="1.27cm" svg:x="7.731cm" svg:y="6.307cm">
          <text:p text:style-name="P1">Sistem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191cm" svg:height="1.27cm" svg:x="15.351cm" svg:y="6.334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43cm" svg:y1="7.985cm" svg:x2="2.143cm" svg:y2="19.415cm">
          <text:p/>
        </draw:line>
        <draw:line draw:style-name="gr2" draw:text-style-name="P3" draw:layer="layout" svg:x1="9.89cm" svg:y1="7.985cm" svg:x2="9.89cm" svg:y2="19.415cm">
          <text:p/>
        </draw:line>
        <draw:line draw:style-name="gr2" draw:text-style-name="P2" draw:layer="layout" svg:x1="17.51cm" svg:y1="7.985cm" svg:x2="17.51cm" svg:y2="19.415cm">
          <text:p/>
        </draw:line>
        <draw:custom-shape draw:style-name="gr24" draw:text-style-name="P1" draw:layer="layout" svg:width="0.254cm" svg:height="1.397cm" svg:x="2.016cm" svg:y="8.239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.524cm" svg:y1="9.636cm" svg:x2="9.255cm" svg:y2="9.636cm">
          <text:p/>
        </draw:line>
        <draw:custom-shape draw:style-name="gr25" draw:text-style-name="P1" draw:layer="layout" svg:width="3.556cm" svg:height="0.381cm" svg:x="3.921cm" svg:y="9.001cm">
          <text:p text:style-name="P1">Membuka aplikasi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254cm" svg:height="1.27cm" svg:x="9.763cm" svg:y="9.5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254cm" svg:height="1.397cm" svg:x="2.016cm" svg:y="10.779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001cm" svg:y1="10.779cm" svg:x2="2.651cm" svg:y2="10.779cm">
          <text:p/>
        </draw:line>
        <draw:custom-shape draw:style-name="gr34" draw:text-style-name="P1" draw:layer="layout" svg:width="4.064cm" svg:height="0.381cm" svg:x="4.175cm" svg:y="10.398cm">
          <text:p text:style-name="P1">Form Pengeluaran dana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381cm" svg:height="1.524cm" svg:x="17.256cm" svg:y="12.049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.651cm" svg:y1="12.176cm" svg:x2="16.748cm" svg:y2="12.303cm">
          <text:p/>
        </draw:line>
        <draw:custom-shape draw:style-name="gr29" draw:text-style-name="P1" draw:layer="layout" svg:width="4.572cm" svg:height="0.381cm" svg:x="4.175cm" svg:y="11.668cm">
          <text:p text:style-name="P1">Input Data Pengeluaran data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1cm" svg:height="1.778cm" svg:x="9.763cm" svg:y="13.57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6.875cm" svg:y1="13.573cm" svg:x2="10.525cm" svg:y2="13.573cm">
          <text:p/>
        </draw:line>
        <draw:custom-shape draw:style-name="gr31" draw:text-style-name="P1" draw:layer="layout" svg:width="3.048cm" svg:height="0.508cm" svg:x="12.938cm" svg:y="13.065cm">
          <text:p text:style-name="P1">Pengurangan Dana 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381cm" svg:height="1.651cm" svg:x="1.936cm" svg:y="15.298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636cm" svg:y1="15.224cm" svg:x2="2.651cm" svg:y2="15.351cm">
          <text:p/>
        </draw:line>
        <draw:custom-shape draw:style-name="gr33" draw:text-style-name="P1" draw:layer="layout" svg:width="2.286cm" svg:height="0.381cm" svg:x="4.937cm" svg:y="14.843cm">
          <text:p text:style-name="P1">laporan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35" draw:text-style-name="P1" draw:layer="layout" svg:width="4.445cm" svg:height="4.826cm" svg:x="1.381cm" svg:y="5.572cm">
          <text:p text:style-name="P1">Username</text:p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35" draw:text-style-name="P1" xml:id="id18" draw:id="id18" draw:layer="layout" svg:width="4.445cm" svg:height="4.826cm" svg:x="6.969cm" svg:y="9.382cm">
          <text:p text:style-name="P1">Jenis Pengeluaran</text:p>
          <text:p text:style-name="P1">Jumlah Pengeluaran</text:p>
          <draw:enhanced-geometry svg:viewBox="0 0 21600 21600" draw:type="rectangle" draw:enhanced-path="M 0 0 L 21600 0 21600 21600 0 21600 0 0 Z N"/>
        </draw:custom-shape>
        <draw:custom-shape draw:style-name="gr35" draw:text-style-name="P1" xml:id="id16" draw:id="id16" draw:layer="layout" svg:width="4.445cm" svg:height="4.826cm" svg:x="7.096cm" svg:y="1.312cm">
          <text:p text:style-name="P1">Jenis Anggaran</text:p>
          <text:p text:style-name="P1">Jumlah Anggaran</text:p>
          <draw:enhanced-geometry svg:viewBox="0 0 21600 21600" draw:type="rectangle" draw:enhanced-path="M 0 0 L 21600 0 21600 21600 0 21600 0 0 Z N"/>
        </draw:custom-shape>
        <draw:custom-shape draw:style-name="gr36" draw:text-style-name="P1" xml:id="id15" draw:id="id15" draw:layer="layout" svg:width="4.445cm" svg:height="1.143cm" svg:x="1.381cm" svg:y="5.58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445cm" svg:height="1.143cm" svg:x="7.119cm" svg:y="1.254cm">
          <text:p text:style-name="P1">pengeluaran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445cm" svg:height="1.143cm" svg:x="6.969cm" svg:y="9.382cm">
          <text:p text:style-name="P1">pemasukan</text:p>
          <draw:enhanced-geometry svg:viewBox="0 0 21600 21600" draw:type="rectangle" draw:enhanced-path="M 0 0 L 21600 0 21600 21600 0 21600 0 0 Z N"/>
        </draw:custom-shape>
        <draw:custom-shape draw:style-name="gr36" draw:text-style-name="P1" xml:id="id17" draw:id="id17" draw:layer="layout" svg:width="4.445cm" svg:height="1.143cm" svg:x="1.381cm" svg:y="9.255cm">
          <text:p text:style-name="P1">Add, update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4.445cm" svg:height="1.143cm" svg:x="7.096cm" svg:y="4.99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4.445cm" svg:height="1.143cm" svg:x="6.969cm" svg:y="13.06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4.445cm" svg:height="4.826cm" svg:x="13.827cm" svg:y="5.699cm">
          <text:p text:style-name="P1">Jumlah dan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1" xml:id="id19" draw:id="id19" draw:layer="layout" svg:width="4.445cm" svg:height="1.143cm" svg:x="13.827cm" svg:y="5.699cm">
          <text:p text:style-name="P1">Keuagan database</text:p>
          <draw:enhanced-geometry svg:viewBox="0 0 21600 21600" draw:type="rectangle" draw:enhanced-path="M 0 0 L 21600 0 21600 21600 0 21600 0 0 Z N"/>
        </draw:custom-shape>
        <draw:custom-shape draw:style-name="gr37" draw:text-style-name="P1" xml:id="id20" draw:id="id20" draw:layer="layout" svg:width="4.445cm" svg:height="1.143cm" svg:x="13.827cm" svg:y="9.382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3.603cm" svg:y1="5.58cm" svg:x2="7.096cm" svg:y2="3.725cm" draw:start-shape="id15" draw:start-glue-point="0" draw:end-shape="id16" draw:end-glue-point="3" svg:d="M3603 5580v-1855h3493" svg:viewBox="0 0 3494 1856">
          <text:p/>
        </draw:connector>
        <draw:connector draw:style-name="gr15" draw:text-style-name="P1" draw:layer="layout" svg:x1="3.603cm" svg:y1="10.398cm" svg:x2="6.969cm" svg:y2="11.795cm" draw:start-shape="id17" draw:start-glue-point="2" draw:end-shape="id18" draw:end-glue-point="3" svg:d="M3603 10398v1397h3366" svg:viewBox="0 0 3367 1398">
          <text:p/>
        </draw:connector>
        <draw:connector draw:style-name="gr15" draw:text-style-name="P1" draw:layer="layout" svg:x1="11.541cm" svg:y1="3.725cm" svg:x2="16.049cm" svg:y2="5.699cm" draw:start-shape="id16" draw:start-glue-point="1" draw:end-shape="id19" draw:end-glue-point="0" svg:d="M11541 3725h4508v1974" svg:viewBox="0 0 4509 1975">
          <text:p/>
        </draw:connector>
        <draw:connector draw:style-name="gr15" draw:text-style-name="P1" draw:layer="layout" svg:x1="11.414cm" svg:y1="11.795cm" svg:x2="16.049cm" svg:y2="10.525cm" draw:start-shape="id18" draw:start-glue-point="1" draw:end-shape="id20" draw:end-glue-point="2" svg:d="M11414 11795h4635v-1270" svg:viewBox="0 0 4636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05:26:49.334442593</meta:creation-date>
    <dc:date>2018-01-24T12:13:45.386815040</dc:date>
    <meta:editing-duration>PT21M10S</meta:editing-duration>
    <meta:editing-cycles>8</meta:editing-cycles>
    <meta:generator>LibreOffice/5.1.6.2$Linux_X86_64 LibreOffice_project/10m0$Build-2</meta:generator>
    <meta:document-statistic meta:object-count="138"/>
  </office:meta>
</office:document-meta>
</file>